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355cm" svg:height="0.308cm" svg:x="3.545cm" svg:y="1.2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2" draw:text-style-name="P1" draw:layer="layout" svg:width="0.312cm" svg:height="0.053cm" draw:transform="rotate (1.46118964976938) translate (3.72577160546248cm 1.8320322887674cm)" svg:viewBox="0 0 313 54" draw:points="0,7862 162,7844 270,7823 313,7808">
          <text:p/>
        </draw:polyline>
        <draw:line draw:style-name="gr3" draw:text-style-name="P1" draw:layer="layout" svg:x1="3.668cm" svg:y1="1.197cm" svg:x2="3.535cm" svg:y2="0.913cm">
          <text:p/>
        </draw:line>
        <draw:path draw:style-name="gr4" draw:text-style-name="P1" draw:layer="layout" svg:width="2.077cm" svg:height="2cm" draw:transform="skewX (-0.0308923277602938) rotate (0.508239878180653) translate (0.329505134910102cm 1.55789036094542cm)" svg:viewBox="0 0 2078 2001" svg:d="m1193 4789h-313v255c-509-71-880-480-880-999 0-511 359-914 855-995v262h313v-269c524 58 909 473 910 1002 0 521-374 931-885 999z">
          <text:p/>
        </draw:path>
        <draw:custom-shape draw:style-name="gr5" draw:text-style-name="P1" draw:layer="layout" svg:width="0.253cm" svg:height="0.254cm" svg:x="1.614cm" svg:y="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74cm" svg:height="0.264cm" svg:x="1.137cm" svg:y="1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63cm" svg:height="0.163cm" svg:x="1.198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64cm" svg:height="0.254cm" draw:transform="rotate (0.7853981633973) translate (1.543cm 3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64cm" svg:height="0.254cm" draw:transform="rotate (0.7853981633973) translate (2.031cm 2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32cm" svg:y1="2.771cm" svg:x2="2.297cm" svg:y2="2.606cm">
          <text:p/>
        </draw:line>
        <draw:line draw:style-name="gr7" draw:text-style-name="P1" draw:layer="layout" svg:x1="2.298cm" svg:y1="2.764cm" svg:x2="2.133cm" svg:y2="2.599cm">
          <text:p/>
        </draw:line>
        <draw:path draw:style-name="gr4" draw:text-style-name="P1" draw:layer="layout" svg:width="3.016cm" svg:height="2.864cm" svg:x="0.243cm" svg:y="0.466cm" svg:viewBox="0 0 3017 2865" svg:d="m1341 2743h50 203 51v-7-221c582-61 1011-510 1011-1083 0-570-423-1016-1000-1081v-245h-305v245c-573 70-991 514-991 1081 0 563 413 1006 980 1079v225h1zm167-2736c855 0 1509 620 1509 1432s-654 1433-1509 1433-1508-621-1508-1433 653-1432 1508-1432z">
          <text:p/>
        </draw:path>
        <draw:line draw:style-name="gr3" draw:text-style-name="P1" draw:layer="layout" svg:x1="2.661cm" svg:y1="1.411cm" svg:x2="3.758cm" svg:y2="0.781cm">
          <text:p/>
        </draw:line>
        <draw:frame draw:style-name="gr1" draw:layer="layout" svg:width="0.423cm" svg:height="0.466cm" svg:x="1.848cm" svg:y="0.3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754cm" svg:height="0.466cm" svg:x="0.883cm" svg:y="2.8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812cm" svg:y="1.1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708cm" svg:height="0.466cm" svg:x="1.861cm" svg:y="2.1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576cm" svg:height="0.494cm" svg:x="2.174cm" svg:y="1.1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91cm" svg:height="0.494cm" svg:x="0.839cm" svg:y="2.02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93cm" svg:height="0.494cm" svg:x="4.815cm" svg:y="1.5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508cm" svg:height="0.494cm" svg:x="8.321cm" svg:y="1.57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4" draw:text-style-name="P1" draw:layer="layout" svg:width="2.077cm" svg:height="2cm" draw:transform="skewX (-0.0308923277602938) rotate (0.508239878180653) translate (5.4545051349101cm 1.54489036094542cm)" svg:viewBox="0 0 2078 2001" svg:d="m1193 9754h-313v255c-509-71-880-480-880-999 0-511 359-914 855-995v262h313v-269c524 58 909 473 910 1002 0 521-374 931-885 999z">
          <text:p/>
        </draw:path>
        <draw:custom-shape draw:style-name="gr5" draw:text-style-name="P1" draw:layer="layout" svg:width="0.253cm" svg:height="0.254cm" svg:x="6.739cm" svg:y="0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63cm" svg:height="0.163cm" svg:x="6.786cm" svg:y="0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74cm" svg:height="0.264cm" svg:x="6.262cm" svg:y="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64cm" svg:height="0.254cm" draw:transform="rotate (0.7853981633973) translate (6.668cm 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769cm" svg:y1="3.155cm" svg:x2="6.934cm" svg:y2="2.99cm">
          <text:p/>
        </draw:line>
        <draw:line draw:style-name="gr7" draw:text-style-name="P1" draw:layer="layout" svg:x1="6.935cm" svg:y1="3.148cm" svg:x2="6.77cm" svg:y2="2.983cm">
          <text:p/>
        </draw:line>
        <draw:custom-shape draw:style-name="gr5" draw:text-style-name="P1" draw:layer="layout" svg:width="0.264cm" svg:height="0.254cm" draw:transform="rotate (0.7853981633973) translate (7.156cm 2.6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3.016cm" svg:height="2.864cm" svg:x="5.368cm" svg:y="0.453cm" svg:viewBox="0 0 3017 2865" svg:d="m1341 2743h50 203 51v-7-221c582-61 1011-510 1011-1083 0-570-423-1016-1000-1081v-245h-305v245c-573 70-991 514-991 1081 0 563 413 1006 980 1079v225h1zm167-2736c855 0 1509 620 1509 1432s-654 1433-1509 1433-1508-621-1508-1433 653-1432 1508-1432z">
          <text:p/>
        </draw:path>
        <draw:frame draw:style-name="gr1" draw:layer="layout" svg:width="0.423cm" svg:height="0.466cm" svg:x="6.973cm" svg:y="0.34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754cm" svg:height="0.466cm" svg:x="6.008cm" svg:y="2.8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377cm" svg:height="0.466cm" svg:x="5.937cm" svg:y="1.14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708cm" svg:height="0.466cm" svg:x="6.986cm" svg:y="2.1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3" draw:text-style-name="P1" draw:layer="layout" svg:x1="5.598cm" svg:y1="1.854cm" svg:x2="8.249cm" svg:y2="1.854cm">
          <text:p/>
        </draw:line>
        <draw:line draw:style-name="gr7" draw:text-style-name="P1" draw:layer="layout" svg:x1="3.302cm" svg:y1="1.838cm" svg:x2="3.952cm" svg:y2="1.8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6-08T10:41:06</dc:date>
    <dc:creator>khalid khan</dc:creator>
    <meta:editing-duration>PT00H10M42S</meta:editing-duration>
    <meta:editing-cycles>1</meta:editing-cycles>
    <meta:document-statistic meta:object-count="36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r</math:mi>
    </math:mrow>
    <math:annotation math:encoding="StarMath 5.0">-r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r</math:mi>
    </math:mrow>
    <math:annotation math:encoding="StarMath 5.0">-r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i>N</math:mi>
          <math:mi>r</math:mi>
        </math:msub>
      </math:mrow>
    </math:mstyle>
    <math:annotation math:encoding="StarMath 5.0">size *0.75 N_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i>S</math:mi>
          <math:mi>r</math:mi>
        </math:msub>
      </math:mrow>
    </math:mstyle>
    <math:annotation math:encoding="StarMath 5.0">size *0.75 S_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i>N</math:mi>
          <math:mi>a</math:mi>
        </math:msub>
      </math:mrow>
    </math:mstyle>
    <math:annotation math:encoding="StarMath 5.0">size *0.75 N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i>S</math:mi>
          <math:mi>a</math:mi>
        </math:msub>
      </math:mrow>
    </math:mstyle>
    <math:annotation math:encoding="StarMath 5.0">size *0.75 S_a</math:annotation>
  </math:semantics>
</math:math>
</file>